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6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2018/06/10</text:date>, <text:time>18:53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0T18:53:16.55</dc:date>
    <dc:creator>鈴木 豊樹</dc:creator>
    <meta:editing-duration>P2DT5H8M58S</meta:editing-duration>
    <meta:editing-cycles>192</meta:editing-cycles>
    <meta:generator>OpenOffice/4.1.5$Win32 OpenOffice.org_project/415m1$Build-9789</meta:generator>
    <meta:document-statistic meta:table-count="64" meta:cell-count="3979" meta:object-count="0"/>
  </office:meta>
</office:document-meta>
</file>